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top"/>
    </style:style>
  </office:automatic-styles>
  <office:body>
    <office:text text:use-soft-page-breaks="true">
      <text:p text:style-name="P1"><draw:frame draw:z-index="251658240" draw:style-name="a0" draw:transform="translate(-4.98194in -2.08194in) rotate(-1.5708) translate(4.98194in 2.08194in)" draw:name="Picture 1" text:anchor-type="paragraph" svg:width="9.96389in" svg:height="4.16389in" style:rel-width="scale" style:rel-height="scale"><draw:image xlink:href="media/image1.png" xlink:type="simple" xlink:show="embed" xlink:actuate="onLoad"/><svg:title/><svg:desc>A diagram of a test tube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zar Humeniuk</meta:initial-creator>
    <dc:creator>Nazar Humeniuk</dc:creator>
    <meta:creation-date>2025-11-06T12:11:00Z</meta:creation-date>
    <dc:date>2025-11-06T12:12:00Z</dc:date>
    <meta:template xlink:href="Normal" xlink:type="simple"/>
    <meta:editing-cycles>1</meta:editing-cycles>
    <meta:editing-duration>PT60S</meta:editing-duration>
    <meta:user-defined meta:name="MSIP_Label_8ada7a49-f11a-4f7d-9f0f-9d353b68a4b5_Enabled">true</meta:user-defined>
    <meta:user-defined meta:name="MSIP_Label_8ada7a49-f11a-4f7d-9f0f-9d353b68a4b5_SetDate">2025-11-06T12:12:15Z</meta:user-defined>
    <meta:user-defined meta:name="MSIP_Label_8ada7a49-f11a-4f7d-9f0f-9d353b68a4b5_Method">Standard</meta:user-defined>
    <meta:user-defined meta:name="MSIP_Label_8ada7a49-f11a-4f7d-9f0f-9d353b68a4b5_Name">Confidential</meta:user-defined>
    <meta:user-defined meta:name="MSIP_Label_8ada7a49-f11a-4f7d-9f0f-9d353b68a4b5_SiteId">412b6b7e-2fe4-4a5f-98a1-2b3ad03af1f8</meta:user-defined>
    <meta:user-defined meta:name="MSIP_Label_8ada7a49-f11a-4f7d-9f0f-9d353b68a4b5_ActionId">d7cbb48c-a399-4c85-ae17-32ae8aa99bf5</meta:user-defined>
    <meta:user-defined meta:name="MSIP_Label_8ada7a49-f11a-4f7d-9f0f-9d353b68a4b5_ContentBits">0</meta:user-defined>
    <meta:user-defined meta:name="MSIP_Label_8ada7a49-f11a-4f7d-9f0f-9d353b68a4b5_Tag">10, 3, 0, 1</meta:user-defined>
    <meta:document-statistic meta:page-count="1" meta:paragraph-count="1" meta:word-count="0" meta:character-count="1" meta:row-count="1" meta:non-whitespace-character-count="1"/>
  </office:meta>
</office:document-meta>
</file>